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0e436e" officeooo:paragraph-rsid="000e436e"/>
    </style:style>
    <style:style style:name="P2" style:family="paragraph" style:parent-style-name="Subtitle">
      <style:text-properties officeooo:rsid="0013f816" officeooo:paragraph-rsid="0013f816"/>
    </style:style>
    <style:style style:name="P3" style:family="paragraph" style:parent-style-name="Subtitle">
      <style:text-properties officeooo:rsid="00151091" officeooo:paragraph-rsid="00151091"/>
    </style:style>
    <style:style style:name="P4" style:family="paragraph" style:parent-style-name="Text_20_body">
      <style:text-properties officeooo:rsid="000e436e" officeooo:paragraph-rsid="000e436e"/>
    </style:style>
    <style:style style:name="P5" style:family="paragraph" style:parent-style-name="Text_20_body">
      <style:text-properties officeooo:rsid="000e436e" officeooo:paragraph-rsid="00124fe2"/>
    </style:style>
    <style:style style:name="P6" style:family="paragraph" style:parent-style-name="Text_20_body">
      <style:text-properties officeooo:rsid="0013f816" officeooo:paragraph-rsid="0013f816"/>
    </style:style>
    <style:style style:name="P7" style:family="paragraph" style:parent-style-name="Text_20_body">
      <style:text-properties officeooo:rsid="00151091" officeooo:paragraph-rsid="00151091"/>
    </style:style>
    <style:style style:name="P8" style:family="paragraph" style:parent-style-name="Title">
      <style:text-properties officeooo:rsid="000cd23d" officeooo:paragraph-rsid="000cd23d"/>
    </style:style>
    <style:style style:name="P9" style:family="paragraph" style:parent-style-name="Text_20_body">
      <style:text-properties fo:font-weight="normal" officeooo:rsid="00151091" officeooo:paragraph-rsid="00151091" style:font-weight-asian="normal" style:font-weight-complex="normal"/>
    </style:style>
    <style:style style:name="P10" style:family="paragraph" style:parent-style-name="Text_20_body">
      <style:text-properties officeooo:rsid="000e436e" officeooo:paragraph-rsid="000e436e"/>
    </style:style>
    <style:style style:name="P11" style:family="paragraph" style:parent-style-name="Text_20_body">
      <style:text-properties officeooo:rsid="000e436e" officeooo:paragraph-rsid="001a9a17"/>
    </style:style>
    <style:style style:name="P12" style:family="paragraph" style:parent-style-name="Text_20_body">
      <style:text-properties officeooo:rsid="000e436e" officeooo:paragraph-rsid="00124fe2"/>
    </style:style>
    <style:style style:name="P13" style:family="paragraph" style:parent-style-name="Text_20_body">
      <style:text-properties officeooo:rsid="0018d131" officeooo:paragraph-rsid="0018d131"/>
    </style:style>
    <style:style style:name="P14" style:family="paragraph" style:parent-style-name="Text_20_body" style:list-style-name="L1">
      <style:text-properties officeooo:rsid="0018d131" officeooo:paragraph-rsid="0018d131"/>
    </style:style>
    <style:style style:name="P15" style:family="paragraph" style:parent-style-name="Text_20_body" style:list-style-name="L1">
      <style:text-properties officeooo:rsid="0018d131" officeooo:paragraph-rsid="001a9a17"/>
    </style:style>
    <style:style style:name="P16" style:family="paragraph" style:parent-style-name="Text_20_body" style:list-style-name="L1">
      <style:text-properties officeooo:rsid="0018d131" officeooo:paragraph-rsid="001ae7a1"/>
    </style:style>
    <style:style style:name="P17" style:family="paragraph" style:parent-style-name="Text_20_body" style:list-style-name="L1">
      <style:text-properties officeooo:rsid="0018d131" officeooo:paragraph-rsid="001ce0a3"/>
    </style:style>
    <style:style style:name="P18" style:family="paragraph" style:parent-style-name="Text_20_body">
      <style:text-properties officeooo:rsid="0018d131" officeooo:paragraph-rsid="001a9a17"/>
    </style:style>
    <style:style style:name="P19" style:family="paragraph" style:parent-style-name="Text_20_body">
      <style:text-properties officeooo:rsid="0018d131" officeooo:paragraph-rsid="001ae7a1"/>
    </style:style>
    <style:style style:name="P20" style:family="paragraph" style:parent-style-name="Text_20_body">
      <style:text-properties officeooo:rsid="0018d131" officeooo:paragraph-rsid="001ce0a3"/>
    </style:style>
    <style:style style:name="P21" style:family="paragraph" style:parent-style-name="Text_20_body">
      <style:text-properties officeooo:rsid="001ae7a1" officeooo:paragraph-rsid="001ae7a1"/>
    </style:style>
    <style:style style:name="P22" style:family="paragraph" style:parent-style-name="Text_20_body">
      <style:text-properties officeooo:rsid="0013f816" officeooo:paragraph-rsid="0013f816"/>
    </style:style>
    <style:style style:name="P23" style:family="paragraph" style:parent-style-name="Text_20_body">
      <style:text-properties officeooo:rsid="00156332" officeooo:paragraph-rsid="00156332"/>
    </style:style>
    <style:style style:name="T1" style:family="text">
      <style:text-properties officeooo:rsid="000f39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391e" style:font-weight-asian="bold" style:font-weight-complex="bold"/>
    </style:style>
    <style:style style:name="T4" style:family="text">
      <style:text-properties fo:font-weight="bold" officeooo:rsid="00124fe2" style:font-weight-asian="bold" style:font-weight-complex="bold"/>
    </style:style>
    <style:style style:name="T5" style:family="text">
      <style:text-properties fo:font-weight="bold" officeooo:rsid="00151091" style:font-weight-asian="bold" style:font-weight-complex="bold"/>
    </style:style>
    <style:style style:name="T6" style:family="text">
      <style:text-properties fo:font-weight="bold" officeooo:rsid="00174b1a" style:font-weight-asian="bold" style:font-weight-complex="bold"/>
    </style:style>
    <style:style style:name="T7" style:family="text">
      <style:text-properties officeooo:rsid="00106104"/>
    </style:style>
    <style:style style:name="T8" style:family="text">
      <style:text-properties officeooo:rsid="00122228"/>
    </style:style>
    <style:style style:name="T9" style:family="text">
      <style:text-properties officeooo:rsid="00124fe2"/>
    </style:style>
    <style:style style:name="T10" style:family="text">
      <style:text-properties officeooo:rsid="0013ac0c"/>
    </style:style>
    <style:style style:name="T11" style:family="text">
      <style:text-properties officeooo:rsid="0013f81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ac0c" style:font-weight-asian="normal" style:font-weight-complex="normal"/>
    </style:style>
    <style:style style:name="T14" style:family="text">
      <style:text-properties fo:font-weight="normal" officeooo:rsid="00151091" style:font-weight-asian="normal" style:font-weight-complex="normal"/>
    </style:style>
    <style:style style:name="T15" style:family="text">
      <style:text-properties fo:font-weight="normal" officeooo:rsid="00174b1a" style:font-weight-asian="normal" style:font-weight-complex="normal"/>
    </style:style>
    <style:style style:name="T16" style:family="text">
      <style:text-properties fo:font-weight="normal" officeooo:rsid="00188635" style:font-weight-asian="normal" style:font-weight-complex="normal"/>
    </style:style>
    <style:style style:name="T17" style:family="text">
      <style:text-properties fo:font-weight="normal" officeooo:rsid="001a9a17" style:font-weight-asian="normal" style:font-weight-complex="normal"/>
    </style:style>
    <style:style style:name="T18" style:family="text">
      <style:text-properties fo:font-weight="normal" officeooo:rsid="001ce0a3" style:font-weight-asian="normal" style:font-weight-complex="normal"/>
    </style:style>
    <style:style style:name="T19" style:family="text">
      <style:text-properties officeooo:rsid="00151091"/>
    </style:style>
    <style:style style:name="T20" style:family="text">
      <style:text-properties officeooo:rsid="00174b1a"/>
    </style:style>
    <style:style style:name="T21" style:family="text">
      <style:text-properties officeooo:rsid="001a9a17"/>
    </style:style>
    <style:style style:name="T22" style:family="text">
      <style:text-properties officeooo:rsid="001ae7a1"/>
    </style:style>
    <style:style style:name="T23" style:family="text">
      <style:text-properties officeooo:rsid="001ce0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cumento analisi BikeSharing</text:p>
      <text:p text:style-name="P4">Il sistema sarà diviso in 3 parti, il sistema centrale, il sistema locale, e l’applicazione.</text:p>
      <text:p text:style-name="P1">Funzioni applicazione</text:p>
      <text:p text:style-name="P4">-<text:span text:style-name="T2">Registrazione</text:span>: L’applicazione dovrà consentire agli utenti che non sono ancora muniti di account, di poterne crearne uno, l’utente dovrà inserire i suoi dati personali, <text:span text:style-name="T7">a questo punto verrà chiamata un servizio del sistema centrale in cui verr</text:span><text:span text:style-name="T11">anno passati i dati</text:span><text:span text:style-name="T7">, in risposta l’applicazione riceverà un errore se esiste già un account con quella mail, in caso <text:s/></text:span><text:span text:style-name="T11">contrario ci sarà un messaggio di conferma “Registrazione effettuata”</text:span></text:p>
      <text:p text:style-name="P13">Servizo chiamato: “Registrazione” sistema centrale</text:p>
      <text:p text:style-name="P13">Dati passati: tutti i dati dell’account inseriti dall’utente</text:p>
      <text:p text:style-name="P13">Dati ricevuti:</text:p>
      <text:list xml:id="list3225349209" text:style-name="L1">
        <text:list-item>
          <text:p text:style-name="P14">Errore: “Account già esistente”</text:p>
        </text:list-item>
        <text:list-item>
          <text:p text:style-name="P14">OK: “Registrazione effettuata”</text:p>
        </text:list-item>
      </text:list>
      <text:p text:style-name="P4">-<text:span text:style-name="T2">Login</text:span>: L’applicazione richiederà email e password, <text:span text:style-name="T7">tramite servizio del sistema centrale verranno controllati i dati, e </text:span>se corretti l’utente entrerà nella home page dell’applicazione con i suoi dati.</text:p>
      <text:p text:style-name="P13">Servizo chiamato: “Login” sistema centrale</text:p>
      <text:p text:style-name="P13">Dati passati: email e password inseriti dall’utente</text:p>
      <text:p text:style-name="P13">Dati ricevuti:</text:p>
      <text:list xml:id="list124044558137101" text:continue-numbering="true" text:style-name="L1">
        <text:list-item>
          <text:p text:style-name="P14">Errore: “Credenziali errate”</text:p>
        </text:list-item>
        <text:list-item>
          <text:p text:style-name="P14">OK: identificativo dell’utente</text:p>
        </text:list-item>
      </text:list>
      <text:p text:style-name="P4">-<text:span text:style-name="T2">Mappa</text:span>: L’applicazione, tramite un servizio offerto dal sistema centrale, <text:span text:style-name="T8">il quale ritornerà all’applicazione i dati delle stazioni</text:span>, mostrerà su una mappa tutte le stazioni esistenti. La mappa colorerà l’icona delle stazioni nel seguente modo: se una stazione è completamente vuota, sarà colorata di blu, se sarà piena di rosso, e altrimenti verrà colorata in verde.</text:p>
      <text:p text:style-name="P4">Nel caso in cui l’utente clicchi su una stazione verrà mostrato il numero di bici parcheggiate in quell’istante alla stazione, e l’indirizzo della stazione.</text:p>
      <text:p text:style-name="P13">Servizo chiamato: “Mappa” sistema centrale</text:p>
      <text:p text:style-name="P13">Dati passati: nessuno</text:p>
      <text:p text:style-name="P13">Dati ricevuti:</text:p>
      <text:list xml:id="list124043973788867" text:continue-numbering="true" text:style-name="L1">
        <text:list-item>
          <text:p text:style-name="P14">Errore: “Errore”</text:p>
        </text:list-item>
        <text:list-item>
          <text:p text:style-name="P14">OK: dati sulle stazioni (coordinate, indirizzo, numero di slot occupati)</text:p>
        </text:list-item>
      </text:list>
      <text:p text:style-name="P4">-<text:span text:style-name="T2">QR Code</text:span>: Appena l’utente cliccherà su questa funzione, il telefono (chiedendo l’accesso alla fotocamera se non è ancora stato autorizzato) aprirà la fotocamera, questa funzione servirà <text:soft-page-break/>all’utente per inquadrare il qr code presente <text:span text:style-name="T8">su uno slot della stazione locale</text:span>, l’app chiamerà la funzione “Noleggio” del sistema centrale, passando <text:span text:style-name="T8">l’identificativo dello slot, l’identificativo della stazione, e i dati </text:span>dell’utente. <text:span text:style-name="T8">L’applicazione </text:span><text:span text:style-name="T10">riceverà in risposta un messaggio del tipo “Ritira la tua bicicletta entro 40 secondi” con anche il tempo massimo di utilizzo della bici prima di finire i soldi, e verrà avvisato che in caso superasse la soglia limite andrà in debito e dovrà pagare prima possibile, </text:span><text:span text:style-name="T20">altrimenti col saldo già in negativo, l’utente non potrà prendere nessuna bicicletta</text:span><text:span text:style-name="T8">, </text:span><text:span text:style-name="T21">nel caso sia tutto okay</text:span><text:span text:style-name="T8"> lo slot farà partire un countdown (vedere funzioni sistema centrale e sistema locale per capirne il funzionamento) e l’utente potrà prelevare la bicicletta. Al termine del countdown il processo di noleggio verrà annullato.</text:span></text:p>
      <text:p text:style-name="P13">Servizo chiamato: “Noleggio bici” sistema centrale</text:p>
      <text:p text:style-name="P13">Dati passati: <text:span text:style-name="T21">identificativo slot, </text:span><text:span text:style-name="T23">identificativo stazione</text:span><text:span text:style-name="T21"> e identificativo utente</text:span></text:p>
      <text:p text:style-name="P13">Dati ricevuti:</text:p>
      <text:list xml:id="list124044601829947" text:continue-numbering="true" text:style-name="L1">
        <text:list-item>
          <text:p text:style-name="P14">Errore: “<text:span text:style-name="T21">Il tuo account non può noleggiare una bicicletta al momento</text:span>”</text:p>
        </text:list-item>
        <text:list-item>
          <text:p text:style-name="P14">OK: “<text:span text:style-name="T21">Ritira la tua bicicletta entro 40 secondi</text:span>” <text:span text:style-name="T21">+ tempo massimo di utilizzo prima di andare in rosso col conto, soldi nel portafoglio</text:span></text:p>
        </text:list-item>
      </text:list>
      <text:p text:style-name="P4">-<text:span text:style-name="T3">Info viaggio</text:span><text:span text:style-name="T1">: questa funzione apparirà solo nel momento in cui l’utente noleggia una bici e, </text:span><text:span text:style-name="T8">tramite una chiamata al servizio centrale a cui verrà passato l’identificativo dell’utente, </text:span><text:span text:style-name="T1">servirà per mostrare all’utente quanto tempo ha utilizzato la bici, l’equivalente in soldi da pagare per il noleggio </text:span><text:span text:style-name="T19">e la stazione di partenza</text:span><text:span text:style-name="T1">.</text:span></text:p>
      <text:p text:style-name="P18">Servizo chiamato: “<text:span text:style-name="T21">Info viaggio</text:span>” sistema centrale</text:p>
      <text:p text:style-name="P18">Dati passati: <text:span text:style-name="T21">identificativo utente</text:span></text:p>
      <text:p text:style-name="P18">Dati ricevuti:</text:p>
      <text:list xml:id="list124043731861544" text:continue-numbering="true" text:style-name="L1">
        <text:list-item>
          <text:p text:style-name="P15">Errore: “<text:span text:style-name="T21">Impossibile visualizzare viaggio</text:span>”</text:p>
        </text:list-item>
        <text:list-item>
          <text:p text:style-name="P15">OK: <text:span text:style-name="T21">stazione di partenza, costo e tempo del viaggio in quell’istante</text:span></text:p>
        </text:list-item>
      </text:list>
      <text:p text:style-name="P11">-<text:span text:style-name="T5">Vedi viaggi</text:span><text:span text:style-name="T19">: questa funzione chiamerà un servizio del sistema centrale, passandogli l’identificativo dell’utente, il quale ritornerà all’utente tutti i viaggi fatti in passato </text:span><text:span text:style-name="T21">(stazione partenza e di arrivo, ora di partenza e arrivo, tempo, costo)</text:span><text:span text:style-name="T19">.</text:span></text:p>
      <text:p text:style-name="P18">Servizo chiamato: “<text:span text:style-name="T21">Vedi viaggi</text:span>” sistema centrale</text:p>
      <text:p text:style-name="P18">Dati passati: <text:span text:style-name="T21">identificativo utente</text:span></text:p>
      <text:p text:style-name="P18">Dati ricevuti:</text:p>
      <text:list xml:id="list124044240093132" text:continue-numbering="true" text:style-name="L1">
        <text:list-item>
          <text:p text:style-name="P15">Errore: “<text:span text:style-name="T21">Nessun viaggio passato</text:span>”</text:p>
        </text:list-item>
        <text:list-item>
          <text:p text:style-name="P15">OK: <text:span text:style-name="T21">i dati per ogni viaggio concluso (stazione partenza e di arrivo, ora di partenza e arrivo, tempo, costo)</text:span></text:p>
        </text:list-item>
      </text:list>
      <text:p text:style-name="P4">-<text:span text:style-name="T3">Riporta danni</text:span><text:span text:style-name="T1">: in questa funzione, </text:span><text:span text:style-name="T22">che sarà disponibile solo durante un viaggio,</text:span><text:span text:style-name="T1"> l’utente dovrà scrivere eventuali danni, scegliendo tra “danni causati da me” “danni causati da utenti prima di me”, cosi facendo il servizio sarà sempre con le biciclette funzionanti. </text:span><text:span text:style-name="T22">L’utente potrà fare il report de </text:span><text:soft-page-break/><text:span text:style-name="T22">“danni causati da altri” solo nei primi 5 minuti di utilizzo, dopo l’utente dovrà assumersi le responsabilità dei danni.</text:span></text:p>
      <text:p text:style-name="P21">Se si reportani i propri danni si avrà uno sconto, se i danni vengono riportati da altri il prezzo sarà pieno.</text:p>
      <text:p text:style-name="P19">Servizo chiamato: “<text:span text:style-name="T22">Riporta danni</text:span>” sistema centrale</text:p>
      <text:p text:style-name="P19">Dati passati: <text:span text:style-name="T21">identificativo utente, </text:span><text:span text:style-name="T22">data e ora, foto</text:span></text:p>
      <text:p text:style-name="P19">Dati ricevuti:</text:p>
      <text:list xml:id="list124043901991583" text:continue-numbering="true" text:style-name="L1">
        <text:list-item>
          <text:p text:style-name="P16">Errore: “<text:span text:style-name="T22">Errore</text:span>”</text:p>
        </text:list-item>
        <text:list-item>
          <text:p text:style-name="P16">OK: “<text:span text:style-name="T22">Report eseguito”</text:span></text:p>
        </text:list-item>
      </text:list>
      <text:p text:style-name="P5">-<text:span text:style-name="T4">Gestisci portafoglio</text:span><text:span text:style-name="T9">: in questa funzione l’utente può visualizzare i soldi già presenti sul suo account </text:span><text:span text:style-name="T8">tramite una chiamata al servizio centrale a cui verrà passato l’identificativo dell’utente, </text:span><text:span text:style-name="T9">inoltre potrà caricarne altri, scegliendo un metodo di pagamento (per cui verranno usate le API).</text:span></text:p>
      <text:p text:style-name="P19">Servizo chiamato: “<text:span text:style-name="T22">Gestisci portafoglio</text:span>” sistema centrale</text:p>
      <text:p text:style-name="P19">Dati passati: <text:span text:style-name="T21">identificativo utente</text:span></text:p>
      <text:p text:style-name="P19">Dati ricevuti:</text:p>
      <text:list xml:id="list124044553539650" text:continue-numbering="true" text:style-name="L1">
        <text:list-item>
          <text:p text:style-name="P16">Errore: “<text:span text:style-name="T22">Errore</text:span>”</text:p>
        </text:list-item>
        <text:list-item>
          <text:p text:style-name="P16">OK: <text:span text:style-name="T22">dati sul portafoglio dell’utente</text:span></text:p>
        </text:list-item>
      </text:list>
      <text:p text:style-name="P19">Servizo chiamato: “<text:span text:style-name="T22">Ricarica portafoglio</text:span>” sistema centrale</text:p>
      <text:p text:style-name="P19">Dati passati: <text:span text:style-name="T21">identificativo utente</text:span></text:p>
      <text:p text:style-name="P19">Dati ricevuti:</text:p>
      <text:list xml:id="list124043569977541" text:continue-numbering="true" text:style-name="L1">
        <text:list-item>
          <text:p text:style-name="P16">Errore: “<text:span text:style-name="T22">Errore</text:span>”</text:p>
        </text:list-item>
        <text:list-item>
          <text:p text:style-name="P16">OK: “<text:span text:style-name="T22">Ricarica eseguita correttamente”</text:span></text:p>
        </text:list-item>
      </text:list>
      <text:p text:style-name="P5"/>
      <text:p text:style-name="P2">Funzioni sistema centrale</text:p>
      <text:p text:style-name="P6">-<text:span text:style-name="T2">Noleggio bici</text:span><text:span text:style-name="T12">: questa funzione chiamata dall’applicazione, la quale passerà l’identificativo dello slot, l’identificativo della stazione e l’identificativo dell’utente, chiamerà un servizio della stazione locale, quella che è stata passata dall’applicazione, chiamato “Sblocca bici” passandogli il numero di bici e l’identificativo dell’utente. Questa funzione darà come messaggio di risposta all’applicazione “Prendi la tua bici entro 40 secondi” seguito dal </text:span><text:span text:style-name="T13">tempo massimo di utilizzo della bici prima di finire i soldi, e verrà avvisato che in caso superasse la soglia limite andrà in debito e dovrà pagare prima possibile.</text:span></text:p>
      <text:p text:style-name="P20">Servizo chiamato: “<text:span text:style-name="T23">Sblocca bici</text:span>” <text:span text:style-name="T23">stazione locale</text:span></text:p>
      <text:p text:style-name="P20">Dati passati: <text:span text:style-name="T21">identificativo utente, </text:span><text:span text:style-name="T23">identificativo slot</text:span></text:p>
      <text:p text:style-name="P20">Dati ricevuti:</text:p>
      <text:list xml:id="list124044847666701" text:continue-numbering="true" text:style-name="L1">
        <text:list-item>
          <text:p text:style-name="P17"><text:soft-page-break/>Errore: <text:span text:style-name="T23">Errore</text:span></text:p>
        </text:list-item>
        <text:list-item>
          <text:p text:style-name="P17"><text:span text:style-name="T18">OK: Bici sbloccata</text:span></text:p>
        </text:list-item>
      </text:list>
      <text:p text:style-name="P6"><text:span text:style-name="T13">-</text:span><text:span text:style-name="T2">Conferma bici</text:span><text:span text:style-name="T12">: Questa funzione viene chiamata dalla stazione locale nel momento in cui la bici viene prelevata dallo slot, la stazione passerà data e ora, identificativo della bici, identificativo della stazione e identificativo dell’utente. Il sistema centrale quindi aggiornerà i dati dell’utente e della bicicletta sul database, </text:span><text:span text:style-name="T15">aggiornando per esempio che si è liberato lo slot di quella stazione</text:span><text:span text:style-name="T12">, così l’utente dall’applicazione sarà in grado di vedere i suoi dati del viaggio.</text:span></text:p>
      <text:p text:style-name="P6"><text:span text:style-name="T12">-</text:span><text:span text:style-name="T6">Fine viaggio</text:span><text:span text:style-name="T15">: questa funzione viene chiamata dal sistema locale, e passa l’id della bici, l’id dello slot, l’id della stazione e la data e ora di arrivo, il sistema centrale allora aggiornerà i dati della stazione (aggiungerà la bicicletta allo slot) e in base all’id della bici, farà concludere il viaggio all’utente, calcolando il costo del viaggio e inviando una notifica all’applicazione dell’utente con “Corsa terminata, </text:span><text:span text:style-name="T16">costo: ...</text:span><text:span text:style-name="T15">”, l’utente poi tramite la funzione “Vedi viaggi” potrà vedere </text:span><text:span text:style-name="T16">tutte le info del viaggio</text:span><text:span text:style-name="T15">.</text:span></text:p>
      <text:p text:style-name="P6"><text:span text:style-name="T12">-</text:span><text:span text:style-name="T2">Registrazione</text:span><text:span text:style-name="T12">: questa funzione prenderà in input i dati dell’utente dall’applicazione, controllerà se esiste già un account con la mail inserita e in questo caso ritorna un messaggio d’errore all’app, altrimenti aggiunge l’utente sul database e da un messaggio di conferma registrazione.</text:span></text:p>
      <text:p text:style-name="P6"><text:span text:style-name="T12">-</text:span><text:span text:style-name="T2">Login</text:span><text:span text:style-name="T12">: viene chiamata dall’app, passando mail e password, e da errore nel caso in cui le credenziali siano sbagliate, altrimenti ritorna l’identificativo dell’utente all’applicazione.</text:span></text:p>
      <text:p text:style-name="P6"><text:span text:style-name="T12">-</text:span><text:span text:style-name="T5">Mappa</text:span><text:span text:style-name="T14">: viene chiamata dall’applicazione e ritorna all’app i dati delle stazioni con il numero di biciclette parcheggiate nelle stazioni.</text:span></text:p>
      <text:p text:style-name="P7"><text:span text:style-name="T12">-</text:span><text:span text:style-name="T2">Info viaggio</text:span><text:span text:style-name="T12">: questa funzione viene chiamata dall’applicazione, che passerà l’identificativo dell’utente, il sistema centrale consulterà il database per ritornare all’applicazione da quanto tempo l’utente sta usando la bici, l’equivalente in soldi e la stazione di partenza.</text:span></text:p>
      <text:p text:style-name="P7"><text:span text:style-name="T12">-</text:span><text:span text:style-name="T2">Vedi viaggi</text:span><text:span text:style-name="T12">: questa funzione viene chiamata dall’applicazione, che passerà l’identificativo dell’utente, il sistema centrale consulterà il database per ritornare all’applicazione i dati di tutti i viaggi passati dell’utente (stazione di partenza, arrivo, tempo, costo).</text:span></text:p>
      <text:p text:style-name="P7"><text:span text:style-name="T12">-</text:span><text:span text:style-name="T2">Gestisci portafoglio</text:span><text:span text:style-name="T12">: questa funzione viene chiamata dall’applicazione, che passerà l’identificativo dell’utente, il sistema centrale consulterà il database per ritornare all’applicazione i dati sul portafoglio dell’utente.</text:span></text:p>
      <text:p text:style-name="P7"><text:span text:style-name="T12">-</text:span><text:span text:style-name="T2">Ricarica portafoglio</text:span><text:span text:style-name="T12">: questa funzione viene chiamata dall’applicazione e tramite API di pagamenti online aumenterà il saldo del portafoglio dell’utente che ha eseguito la ricarica.</text:span></text:p>
      <text:p text:style-name="P9"/>
      <text:p text:style-name="P3">Funzioni stazione locale</text:p>
      <text:p text:style-name="P23">-<text:span text:style-name="T2">Sblocco bici</text:span>: questa funzione viene chiamata dal sistema centrale, che passa l’id dell’utente e l’id dello slot, se c’è qualsiasi tipo di errore viene tornato un messaggio di errore, altrimenti la stazione sblocca il lucchetto dello slot scelto, e attende quaranta secondi, se la bicicletta viene ritirata viene chiamata la funzione “Conferma bici” della stazione centrale e viene passato l’id della bici, l’id dello slot,<text:span text:style-name="T20">l’id della stazione,</text:span> l’id dell’utente e data e ora di ritiro della bicicletta, <text:span text:style-name="T20">se la bicicletta non viene ritirata entro 40 secondi il lucchetto viene richiuso.</text:span></text:p>
      <text:p text:style-name="P20"><text:soft-page-break/>Servizo chiamato: “<text:span text:style-name="T23">Conferma bici</text:span>” sistema centrale</text:p>
      <text:p text:style-name="P20">Dati passati: <text:span text:style-name="T21">identificativo utente, </text:span><text:span text:style-name="T23">identificativo stazione, identificativo slot, data e ora di ritiro</text:span></text:p>
      <text:p text:style-name="P20">Dati ricevuti:</text:p>
      <text:list xml:id="list124043979575225" text:continue-numbering="true" text:style-name="L1">
        <text:list-item>
          <text:p text:style-name="P17">Errore: <text:span text:style-name="T23">Errore</text:span></text:p>
        </text:list-item>
        <text:list-item>
          <text:p text:style-name="P17">OK: <text:span text:style-name="T23">OK</text:span></text:p>
        </text:list-item>
      </text:list>
      <text:p text:style-name="P23">-<text:span text:style-name="T6">Nuova bici parcheggiata</text:span><text:span text:style-name="T20">: questa funzione viene chiamata dal controllore (il sensore dello slot rileverà l’arrivo di una bici) e chiamerà la funzione “Fine viaggio” del sistema centrale passandogli data e ora di arrivo e identificativo della bici, dello slot e della stazione.</text:span></text:p>
      <text:p text:style-name="P20">Servizo chiamato: “<text:span text:style-name="T23">Fine viaggio</text:span>” sistema centrale</text:p>
      <text:p text:style-name="P20">Dati passati: <text:span text:style-name="T21">identificativo </text:span><text:span text:style-name="T23">bici, identificativo slot, identificativo stazione</text:span></text:p>
      <text:p text:style-name="P20">Dati ricevuti:</text:p>
      <text:list xml:id="list124043571015354" text:continue-numbering="true" text:style-name="L1">
        <text:list-item>
          <text:p text:style-name="P17">Errore: <text:span text:style-name="T23">Errore</text:span></text:p>
        </text:list-item>
        <text:list-item>
          <text:p text:style-name="P17">OK: <text:span text:style-name="T23">OK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31T15:39:49.254062001</meta:creation-date>
    <dc:date>2021-04-02T12:40:12.229590775</dc:date>
    <meta:editing-duration>PT49M21S</meta:editing-duration>
    <meta:editing-cycles>11</meta:editing-cycles>
    <meta:generator>LibreOffice/7.1.1.2$MacOSX_X86_64 LibreOffice_project/fe0b08f4af1bacafe4c7ecc87ce55bb426164676</meta:generator>
    <meta:document-statistic meta:table-count="0" meta:image-count="0" meta:object-count="0" meta:page-count="5" meta:paragraph-count="87" meta:word-count="1465" meta:character-count="10134" meta:non-whitespace-character-count="8779"/>
  </office:meta>
</office:document-meta>
</file>